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bleCompa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bleComparator.compare( Object obj1 , Object obj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bleCompar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arableComparator.Comparabl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bleComparator.equals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